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oats1024.comp" table:style-name="ta1">
        <table:shapes>
          <draw:frame draw:z-index="0" draw:style-name="gr1" draw:text-style-name="P1" svg:width="16.023cm" svg:height="9.005cm" svg:x="19.106cm" svg:y="2.097cm">
            <draw:object draw:notify-on-update-of-ranges="'boats1024.comp'.A1:'boats1024.comp'.A9 'boats1024.comp'.B1:'boats1024.comp'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3.57634135020579" calcext:value-type="float">
            <text:p>3.5763413502</text:p>
          </table:table-cell>
          <table:table-cell office:value-type="float" office:value="3770" calcext:value-type="float">
            <text:p>3770</text:p>
          </table:table-cell>
          <table:table-cell table:formula="of:=[.A1]*[.C1]" office:value-type="float" office:value="0" calcext:value-type="float">
            <text:p>0</text:p>
          </table:table-cell>
          <table:table-cell/>
          <table:table-cell office:value-type="string" calcext:value-type="string">
            <text:p>average</text:p>
          </table:table-cell>
          <table:table-cell table:formula="of:=SUM([.D1:.D9])/SUM([.C1:.C9])" office:value-type="float" office:value="1.52311530445674" calcext:value-type="float">
            <text:p>1.52311530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4.72024201828706" calcext:value-type="float">
            <text:p>4.7202420183</text:p>
          </table:table-cell>
          <table:table-cell office:value-type="float" office:value="52510" calcext:value-type="float">
            <text:p>52510</text:p>
          </table:table-cell>
          <table:table-cell table:formula="of:=[.A2]*[.C2]" office:value-type="float" office:value="52510" calcext:value-type="float">
            <text:p>52510</text:p>
          </table:table-cell>
          <table:table-cell/>
          <table:table-cell office:value-type="string" calcext:value-type="string">
            <text:p>stdev</text:p>
          </table:table-cell>
          <table:table-cell table:formula="of:=STDEV([.C1:.C9])" office:value-type="float" office:value="18395.8140966302" calcext:value-type="float">
            <text:p>18395.8140966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4.47933052770768" calcext:value-type="float">
            <text:p>4.4793305277</text:p>
          </table:table-cell>
          <table:table-cell office:value-type="float" office:value="30153" calcext:value-type="float">
            <text:p>30153</text:p>
          </table:table-cell>
          <table:table-cell table:formula="of:=[.A3]*[.C3]" office:value-type="float" office:value="60306" calcext:value-type="float">
            <text:p>6030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3.94408767941543" calcext:value-type="float">
            <text:p>3.9440876794</text:p>
          </table:table-cell>
          <table:table-cell office:value-type="float" office:value="8792" calcext:value-type="float">
            <text:p>8792</text:p>
          </table:table-cell>
          <table:table-cell table:formula="of:=[.A4]*[.C4]" office:value-type="float" office:value="26376" calcext:value-type="float">
            <text:p>263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3.25887662937213" calcext:value-type="float">
            <text:p>3.2588766294</text:p>
          </table:table-cell>
          <table:table-cell office:value-type="float" office:value="1815" calcext:value-type="float">
            <text:p>1815</text:p>
          </table:table-cell>
          <table:table-cell table:formula="of:=[.A5]*[.C5]" office:value-type="float" office:value="7260" calcext:value-type="float">
            <text:p>726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46089784275655" calcext:value-type="float">
            <text:p>2.4608978428</text:p>
          </table:table-cell>
          <table:table-cell office:value-type="float" office:value="289" calcext:value-type="float">
            <text:p>289</text:p>
          </table:table-cell>
          <table:table-cell table:formula="of:=[.A6]*[.C6]" office:value-type="float" office:value="1445" calcext:value-type="float">
            <text:p>144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1.77815125038364" calcext:value-type="float">
            <text:p>1.7781512504</text:p>
          </table:table-cell>
          <table:table-cell office:value-type="float" office:value="60" calcext:value-type="float">
            <text:p>60</text:p>
          </table:table-cell>
          <table:table-cell table:formula="of:=[.A7]*[.C7]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1.11394335230684" calcext:value-type="float">
            <text:p>1.1139433523</text:p>
          </table:table-cell>
          <table:table-cell office:value-type="float" office:value="13" calcext:value-type="float">
            <text:p>13</text:p>
          </table:table-cell>
          <table:table-cell table:formula="of:=[.A8]*[.C8]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A9]*[.C9]"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 style:data-style-name="N2" text:time-value="17:34:41.262474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7:37:06.389995589</dc:date>
    <dc:creator>patrick </dc:creator>
    <meta:editing-duration>PT7M7S</meta:editing-duration>
    <meta:editing-cycles>6</meta:editing-cycles>
    <meta:generator>LibreOffice/4.3.3.2$Linux_X86_64 LibreOffice_project/430m0$Build-2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bar" chart:style-name="ch1">
        <chart:plot-area chart:style-name="ch2" table:cell-range-address="'boats1024.comp'.A1:'boats1024.comp'.B9" chart:data-source-has-labels="column" svg:x="1.331cm" svg:y="0.18cm" svg:width="14.373cm" svg:height="7.665cm">
          <chartooo:coordinate-region svg:x="2.058cm" svg:y="0.379cm" svg:width="13.646cm" svg:height="6.819cm"/>
          <chart:axis chart:dimension="x" chart:name="primary-x" chart:style-name="ch3" chartooo:axis-type="auto">
            <chartooo:date-scale/>
            <chart:title svg:x="7.851cm" svg:y="8.025cm" chart:style-name="ch4">
              <text:p>Repeats</text:p>
            </chart:title>
            <chart:categories table:cell-range-address="'boats1024.comp'.A1:'boats1024.comp'.A9"/>
          </chart:axis>
          <chart:axis chart:dimension="y" chart:name="primary-y" chart:style-name="ch5">
            <chart:title svg:x="0.451cm" svg:y="5.286cm" chart:style-name="ch6">
              <text:p>frequencies (log)</text:p>
            </chart:title>
            <chart:grid chart:style-name="ch7" chart:class="major"/>
          </chart:axis>
          <chart:series chart:style-name="ch8" chart:values-cell-range-address="'boats1024.comp'.B1:'boats1024.comp'.B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oats1024.comp'.A1:'boats1024.comp'.A9</svg:desc>
                </draw:g>
              </table:table-cell>
              <table:table-cell office:value-type="float" office:value="3.57634135020579">
                <text:p>3.57634135020579</text:p>
                <draw:g>
                  <svg:desc>'boats1024.comp'.B1:'boats1024.comp'.B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.72024201828706">
                <text:p>4.7202420182870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47933052770768">
                <text:p>4.4793305277076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.94408767941543">
                <text:p>3.944087679415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25887662937213">
                <text:p>3.258876629372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46089784275655">
                <text:p>2.46089784275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11394335230684">
                <text:p>1.113943352306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